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ff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999cc" draw:textarea-horizontal-align="center" draw:textarea-vertical-align="middle"/>
    </style:style>
    <style:style style:name="gr6" style:family="graphic" style:parent-style-name="standard">
      <style:graphic-properties draw:fill="solid" draw:fill-color="#ff9966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7pt"/>
    </style:style>
    <style:style style:name="P6" style:family="paragraph">
      <style:paragraph-properties fo:margin-left="0cm" fo:margin-right="0cm" fo:text-align="center" fo:text-indent="0cm"/>
      <style:text-properties fo:font-size="14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1.542cm" svg:height="2.243cm" svg:x="1.1cm" svg:y="2.054cm">
            <text:p text:style-name="P1"><text:span text:style-name="T1">queXML</text:span></text:p>
          </draw:rect>
          <draw:line draw:style-name="gr2" draw:text-style-name="P3" draw:layer="layout" svg:x1="2.642cm" svg:y1="3.115cm" svg:x2="3.985cm" svg:y2="3.115cm">
            <text:p text:style-name="P8"/>
          </draw:line>
          <draw:rect draw:style-name="gr3" draw:text-style-name="P4" draw:layer="layout" svg:width="2.025cm" svg:height="3.526cm" svg:x="3.924cm" svg:y="1.391cm">
            <text:p text:style-name="P1"><text:span text:style-name="T2">Printed</text:span></text:p>
            <text:p text:style-name="P1"><text:span text:style-name="T2">Form</text:span></text:p>
          </draw:rect>
          <draw:line draw:style-name="gr2" draw:text-style-name="P3" draw:layer="layout" svg:x1="5.949cm" svg:y1="3.115cm" svg:x2="6.748cm" svg:y2="1.456cm">
            <text:p text:style-name="P8"/>
          </draw:line>
          <draw:line draw:style-name="gr2" draw:text-style-name="P3" draw:layer="layout" svg:x1="5.949cm" svg:y1="3.154cm" svg:x2="6.897cm" svg:y2="2.586cm">
            <text:p text:style-name="P8"/>
          </draw:line>
          <draw:line draw:style-name="gr2" draw:text-style-name="P3" draw:layer="layout" svg:x1="5.949cm" svg:y1="3.174cm" svg:x2="6.808cm" svg:y2="3.686cm">
            <text:p text:style-name="P8"/>
          </draw:line>
          <draw:line draw:style-name="gr2" draw:text-style-name="P3" draw:layer="layout" svg:x1="5.949cm" svg:y1="3.174cm" svg:x2="6.748cm" svg:y2="4.875cm">
            <text:p text:style-name="P8"/>
          </draw:line>
          <draw:rect draw:style-name="gr4" draw:text-style-name="P5" draw:layer="layout" svg:width="1.308cm" svg:height="0.942cm" svg:x="6.808cm" svg:y="0.951cm">
            <text:p text:style-name="P1"><text:span text:style-name="T3">Person 1</text:span></text:p>
            <text:p text:style-name="P1"><text:span text:style-name="T3">fills out</text:span></text:p>
          </draw:rect>
          <draw:ellipse draw:style-name="gr5" draw:text-style-name="P6" draw:layer="layout" svg:width="2.405cm" svg:height="1.442cm" svg:x="8.852cm" svg:y="2.454cm">
            <text:p text:style-name="P6"><text:span text:style-name="T2">Scanner</text:span></text:p>
          </draw:ellipse>
          <draw:line draw:style-name="gr2" draw:text-style-name="P3" draw:layer="layout" svg:x1="8.175cm" svg:y1="1.367cm" svg:x2="8.854cm" svg:y2="2.895cm">
            <text:p text:style-name="P8"/>
          </draw:line>
          <draw:line draw:style-name="gr2" draw:text-style-name="P3" draw:layer="layout" svg:x1="8.086cm" svg:y1="2.616cm" svg:x2="8.833cm" svg:y2="3.115cm">
            <text:p text:style-name="P8"/>
          </draw:line>
          <draw:line draw:style-name="gr2" draw:text-style-name="P3" draw:layer="layout" svg:x1="8.086cm" svg:y1="3.686cm" svg:x2="8.773cm" svg:y2="3.195cm">
            <text:p text:style-name="P8"/>
          </draw:line>
          <draw:line draw:style-name="gr2" draw:text-style-name="P3" draw:layer="layout" svg:x1="8.056cm" svg:y1="4.726cm" svg:x2="8.773cm" svg:y2="3.415cm">
            <text:p text:style-name="P8"/>
          </draw:line>
          <draw:line draw:style-name="gr2" draw:text-style-name="P3" draw:layer="layout" svg:x1="11.317cm" svg:y1="3.195cm" svg:x2="12.319cm" svg:y2="3.195cm">
            <text:p text:style-name="P8"/>
          </draw:line>
          <draw:rect draw:style-name="gr6" draw:text-style-name="P7" draw:layer="layout" svg:width="3.567cm" svg:height="4.548cm" svg:x="12.338cm" svg:y="0.971cm">
            <text:p text:style-name="P7">queXF</text:p>
          </draw:rect>
          <draw:rect draw:style-name="gr7" draw:text-style-name="P1" draw:layer="layout" svg:width="2.363cm" svg:height="0.981cm" svg:x="17.228cm" svg:y="2.734cm">
            <text:p text:style-name="P1">Data</text:p>
          </draw:rect>
          <draw:line draw:style-name="gr2" draw:text-style-name="P3" draw:layer="layout" svg:x1="15.904cm" svg:y1="3.195cm" svg:x2="17.207cm" svg:y2="3.195cm">
            <text:p text:style-name="P8"/>
          </draw:line>
          <draw:frame draw:style-name="gr8" draw:text-style-name="P8" draw:layer="layout" svg:width="0.4cm" svg:height="0.963cm" svg:x="1.621cm" svg:y="2.794cm">
            <draw:text-box>
              <text:p text:style-name="P8"/>
            </draw:text-box>
          </draw:frame>
          <draw:rect draw:style-name="gr4" draw:text-style-name="P9" draw:layer="layout" svg:width="1.278cm" svg:height="0.942cm" svg:x="6.808cm" svg:y="2.132cm">
            <text:p text:style-name="P1"><text:span text:style-name="T3">Person 2</text:span></text:p>
            <text:p text:style-name="P1"><text:span text:style-name="T3">fills out</text:span></text:p>
          </draw:rect>
          <draw:rect draw:style-name="gr4" draw:text-style-name="P9" draw:layer="layout" svg:width="1.308cm" svg:height="0.941cm" svg:x="6.748cm" svg:y="3.296cm">
            <text:p text:style-name="P1"><text:span text:style-name="T3">Person 3</text:span></text:p>
            <text:p text:style-name="P1"><text:span text:style-name="T3">fills out</text:span></text:p>
          </draw:rect>
          <draw:rect draw:style-name="gr4" draw:text-style-name="P9" draw:layer="layout" svg:width="1.279cm" svg:height="0.941cm" svg:x="6.748cm" svg:y="4.437cm">
            <text:p text:style-name="P1"><text:span text:style-name="T3">Person n</text:span></text:p>
            <text:p text:style-name="P1"><text:span text:style-name="T3">fills out</text:span></text:p>
          </draw:rect>
          <draw:ellipse draw:style-name="gr4" draw:text-style-name="P2" draw:layer="layout" svg:width="2.785cm" svg:height="1.362cm" svg:x="12.699cm" svg:y="3.916cm">
            <text:p text:style-name="P10"><text:span text:style-name="T1">Operator</text:span></text:p>
            <text:p text:style-name="P10"><text:span text:style-name="T1">verification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02cm" fo:margin-bottom="0.44cm" fo:margin-left="0.402cm" fo:margin-right="0.43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Adam Zammit</meta:initial-creator>
    <meta:creation-date>2008-01-16T14:27:24</meta:creation-date>
    <dc:creator>Adam Zammit</dc:creator>
    <dc:date>2008-01-16T15:38:58</dc:date>
    <dc:language>en-US</dc:language>
    <meta:editing-cycles>3</meta:editing-cycles>
    <meta:editing-duration>PT10M3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